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4pt" style:font-size-asian="14pt" style:font-size-complex="14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officeooo:rsid="0008817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🌿<text:span text:style-name="T1">#3</text:span> <text:span text:style-name="Emphasis">“The Word Gives Life”</text:span></text:h>
      <text:h text:style-name="Heading_20_2" text:outline-level="2"><text:span text:style-name="Strong_20_Emphasis">1. Student Lesson </text:span></text:h>
      <text:p text:style-name="Text_20_body"><text:span text:style-name="Strong_20_Emphasis">John 6:63 — “The words I have spoken to you are spirit and are life.” </text:span></text:p>
      <text:h text:style-name="Heading_20_3" text:outline-level="3">✋ Opening Thought</text:h>
      <text:p text:style-name="Text_20_body">The Bible is like <text:span text:style-name="Strong_20_Emphasis">food, breath, fire, and water</text:span> — it gives life to the body and spirit.</text:p>
      <text:h text:style-name="Heading_20_3" text:outline-level="3">🌱 Lesson Story</text:h>
      <text:p text:style-name="Text_20_body">A long time ago, God spoke. His words were full of life.<text:line-break/>The Bible tells us that <text:span text:style-name="Strong_20_Emphasis">Jesus is the Word of God</text:span> — the Word that became life for us.</text:p>
      <text:p text:style-name="Text_20_body">When we read the Bible, it’s not just paper or letters. It’s like:</text:p>
      <text:list text:style-name="L1">
        <text:list-item>
          <text:p text:style-name="P2">🥛 <text:span text:style-name="Strong_20_Emphasis">Milk</text:span> — it helps us grow strong, just like a baby drinks milk.</text:p>
        </text:list-item>
        <text:list-item>
          <text:p text:style-name="P2">🍞 <text:span text:style-name="Strong_20_Emphasis">Bread</text:span> — it fills us and gives strength for each day.</text:p>
        </text:list-item>
        <text:list-item>
          <text:p text:style-name="P2">🍯 <text:span text:style-name="Strong_20_Emphasis">Honey</text:span> — it is sweet and brings joy to the heart.</text:p>
        </text:list-item>
        <text:list-item>
          <text:p text:style-name="P2">💨 <text:span text:style-name="Strong_20_Emphasis">Breath</text:span> — when we pray and read, we breathe God in.</text:p>
        </text:list-item>
        <text:list-item>
          <text:p text:style-name="P2">🔥 <text:span text:style-name="Strong_20_Emphasis">Fire</text:span> — it lights our hearts with love for God.</text:p>
        </text:list-item>
        <text:list-item>
          <text:p text:style-name="P2">💧 <text:span text:style-name="Strong_20_Emphasis">Water</text:span> — it washes us and makes our hearts clean.</text:p>
        </text:list-item>
      </text:list>
      <text:p text:style-name="Text_20_body">If we only <text:span text:style-name="Emphasis">read</text:span> with our minds, we stay hungry and tired.<text:line-break/>But if we <text:span text:style-name="Emphasis">pray and believe</text:span> as we read, God’s Word gives us power and joy inside.</text:p>
      <text:p text:style-name="Text_20_body">God’s Word is alive. It changes us little by little — like rain softens hard ground or like water smooths stones in a river.<text:line-break/>When we open the Bible and pray, we let Jesus live in us.<text:line-break/>He fills our hearts with peace, strength, and light.</text:p>
      <text:h text:style-name="P1" text:outline-level="2">💬 Reflection Questions</text:h>
      <text:list text:style-name="L2">
        <text:list-item>
          <text:p text:style-name="P3">Which part of the Word feels most real to me — milk, bread, honey, breath, fire, or water? Why?</text:p>
        </text:list-item>
        <text:list-item>
          <text:p text:style-name="P3">What can I do this week to let the Word live inside me more?</text:p>
        </text:list-item>
      </text:list>
      <text:p text:style-name="Horizontal_20_Line"/>
      <text:h text:style-name="P1" text:outline-level="2">🙏 Commitment Prayer</text:h>
      <text:p text:style-name="Text_20_body">“Lord Jesus, Your Word gives me life. Feed me when I am hungry, wash me when I am weak, and fill me with Your Spirit every day. Help me to love and live Your Word. Amen.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3T18:21:53.968000000</meta:creation-date>
    <dc:date>2025-10-23T18:27:21.597000000</dc:date>
    <meta:editing-duration>PT5M27S</meta:editing-duration>
    <meta:editing-cycles>1</meta:editing-cycles>
    <meta:document-statistic meta:table-count="0" meta:image-count="0" meta:object-count="0" meta:page-count="1" meta:paragraph-count="21" meta:word-count="310" meta:character-count="1504" meta:non-whitespace-character-count="1210"/>
    <meta:generator>EasyOffice/7.6.2.1.0$Windows_X86_64 LibreOffice_project/0bc4d647150f05f02b71ccb5539a4012b57f1faf</meta:generator>
  </office:meta>
</office:document-meta>
</file>